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e1316d" officeooo:paragraph-rsid="00e1316d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3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4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6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rsid="0119df9d" officeooo:paragraph-rsid="0119df9d" style:font-name-asian="Times New Roman2" style:font-size-asian="12pt" style:font-name-complex="Times New Roman2" style:font-size-complex="12pt"/>
    </style:style>
    <style:style style:name="P47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8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4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50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Serif" fo:font-size="12pt" officeooo:rsid="0117277c" officeooo:paragraph-rsid="0117277c" style:font-name-asian="LiberationSerif1" style:font-size-asian="12pt" style:font-name-complex="LiberationSerif1" style:font-size-complex="12pt"/>
    </style:style>
    <style:style style:name="P51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5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53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54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5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4f7fb" style:font-name-asian="LiberationSerif1" style:font-size-asian="12pt" style:font-name-complex="LiberationSerif1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1175ec4" style:font-name-asian="LiberationSerif1" style:font-size-asian="12pt" style:font-name-complex="LiberationSerif1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114f7fb" officeooo:paragraph-rsid="0114f7fb" style:font-name-asian="LiberationSerif1" style:font-size-asian="12pt" style:font-name-complex="LiberationSerif1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1" fo:font-size="12pt" officeooo:paragraph-rsid="006b869f" style:font-name-asian="Times New Roman2" style:font-size-asian="12pt" style:font-name-complex="Times New Roman2" style:font-size-complex="12pt"/>
    </style:style>
    <style:style style:name="P65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66" style:family="paragraph" style:parent-style-name="Standard">
      <style:text-properties fo:color="#999999" loext:opacity="100%" style:font-name="Times New Roman1" fo:font-size="13pt" officeooo:rsid="004eacde" style:font-name-asian="Times New Roman2" style:font-size-asian="13pt" style:font-name-complex="Times New Roman2" style:font-size-complex="13pt"/>
    </style:style>
    <style:style style:name="P67" style:family="paragraph" style:parent-style-name="Standard">
      <style:text-properties style:font-name="Liberation Serif" fo:font-size="12pt" style:font-size-asian="12pt" style:font-size-complex="12pt"/>
    </style:style>
    <style:style style:name="P68" style:family="paragraph" style:parent-style-name="Standard">
      <style:text-properties style:font-name="Liberation Serif" fo:font-size="12pt" officeooo:rsid="00f60c7d" officeooo:paragraph-rsid="00f60c7d" style:font-size-asian="12pt" style:font-size-complex="12pt"/>
    </style:style>
    <style:style style:name="P69" style:family="paragraph" style:parent-style-name="Standard">
      <style:text-properties style:font-name="Liberation Serif" fo:font-size="12pt" officeooo:paragraph-rsid="00f60c7d" style:font-size-asian="12pt" style:font-size-complex="12pt"/>
    </style:style>
    <style:style style:name="P70" style:family="paragraph" style:parent-style-name="Standard">
      <style:text-properties style:font-name="Liberation Serif" fo:font-size="12pt" officeooo:paragraph-rsid="010ef079" style:font-size-asian="12pt" style:font-size-complex="12pt"/>
    </style:style>
    <style:style style:name="P71" style:family="paragraph" style:parent-style-name="Standard">
      <style:text-properties style:font-name="Liberation Serif" fo:font-size="12pt" officeooo:paragraph-rsid="011038ec" style:font-size-asian="12pt" style:font-size-complex="12pt"/>
    </style:style>
    <style:style style:name="P72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73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74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5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6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7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8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9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0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1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3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84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bold" officeooo:rsid="006fa99b" officeooo:paragraph-rsid="00e8a197" style:font-name-asian="LiberationSerif1" style:font-size-asian="12pt" style:font-weight-asian="bold" style:font-name-complex="LiberationSerif1" style:font-size-complex="12pt"/>
    </style:style>
    <style:style style:name="P85" style:family="paragraph" style:parent-style-name="Standard" style:list-style-name="L1">
      <style:text-properties officeooo:paragraph-rsid="00e8a197"/>
    </style:style>
    <style:style style:name="P86" style:family="paragraph" style:parent-style-name="Standard" style:list-style-name="L1">
      <style:text-properties officeooo:paragraph-rsid="00a37436"/>
    </style:style>
    <style:style style:name="P87" style:family="paragraph" style:parent-style-name="Standard" style:list-style-name="L2">
      <style:text-properties officeooo:paragraph-rsid="00a64352"/>
    </style:style>
    <style:style style:name="P88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89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90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91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92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93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94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95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96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97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98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1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14" style:family="text">
      <style:text-properties style:font-name="Times New Roman1" fo:font-weight="bold" style:font-weight-asian="bold"/>
    </style:style>
    <style:style style:name="T15" style:family="text">
      <style:text-properties style:font-name="Times New Roman1" fo:font-weight="bold" officeooo:rsid="005f30c0" style:font-weight-asian="bold"/>
    </style:style>
    <style:style style:name="T16" style:family="text">
      <style:text-properties officeooo:rsid="00235d41"/>
    </style:style>
    <style:style style:name="T17" style:family="text">
      <style:text-properties officeooo:rsid="00249b2b"/>
    </style:style>
    <style:style style:name="T18" style:family="text">
      <style:text-properties officeooo:rsid="002745bc"/>
    </style:style>
    <style:style style:name="T19" style:family="text">
      <style:text-properties officeooo:rsid="002e830f"/>
    </style:style>
    <style:style style:name="T20" style:family="text">
      <style:text-properties fo:color="#000000" loext:opacity="100%" style:font-name="LiberationSerif" style:font-name-asian="LiberationSerif1" style:font-name-complex="LiberationSerif1"/>
    </style:style>
    <style:style style:name="T21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2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3" style:family="text">
      <style:text-properties fo:color="#000000" loext:opacity="100%" style:font-name="LiberationSerif" officeooo:rsid="011ae420" style:font-name-asian="LiberationSerif1" style:font-name-complex="LiberationSerif1"/>
    </style:style>
    <style:style style:name="T24" style:family="text">
      <style:text-properties fo:color="#000000" loext:opacity="100%" style:font-name="LiberationSerif" officeooo:rsid="011b1573" style:font-name-asian="LiberationSerif1" style:font-name-complex="LiberationSerif1"/>
    </style:style>
    <style:style style:name="T25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6" style:family="text">
      <style:text-properties fo:color="#000000" loext:opacity="100%" officeooo:rsid="003dffd0"/>
    </style:style>
    <style:style style:name="T27" style:family="text">
      <style:text-properties fo:color="#000000" loext:opacity="100%" officeooo:rsid="00776aff"/>
    </style:style>
    <style:style style:name="T28" style:family="text">
      <style:text-properties officeooo:rsid="0060f9f9"/>
    </style:style>
    <style:style style:name="T29" style:family="text">
      <style:text-properties officeooo:rsid="0061c3b3"/>
    </style:style>
    <style:style style:name="T30" style:family="text">
      <style:text-properties fo:font-size="12pt" style:font-name-asian="Times New Roman2" style:font-size-asian="12pt" style:font-name-complex="Times New Roman2" style:font-size-complex="12pt"/>
    </style:style>
    <style:style style:name="T31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2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3" style:family="text">
      <style:text-properties style:font-name-asian="LiberationSerif1" style:font-name-complex="LiberationSerif1"/>
    </style:style>
    <style:style style:name="T34" style:family="text">
      <style:text-properties officeooo:rsid="006d864b" style:font-name-asian="LiberationSerif1" style:font-name-complex="LiberationSerif1"/>
    </style:style>
    <style:style style:name="T35" style:family="text">
      <style:text-properties officeooo:rsid="010314f9" style:font-name-asian="LiberationSerif1" style:font-name-complex="LiberationSerif1"/>
    </style:style>
    <style:style style:name="T36" style:family="text">
      <style:text-properties officeooo:rsid="0103cc34" style:font-name-asian="LiberationSerif1" style:font-name-complex="LiberationSerif1"/>
    </style:style>
    <style:style style:name="T37" style:family="text">
      <style:text-properties officeooo:rsid="01115fdb" style:font-name-asian="LiberationSerif1" style:font-name-complex="LiberationSerif1"/>
    </style:style>
    <style:style style:name="T38" style:family="text">
      <style:text-properties officeooo:rsid="006ed880"/>
    </style:style>
    <style:style style:name="T39" style:family="text">
      <style:text-properties officeooo:rsid="00763a8d"/>
    </style:style>
    <style:style style:name="T40" style:family="text">
      <style:text-properties officeooo:rsid="00776aff"/>
    </style:style>
    <style:style style:name="T41" style:family="text">
      <style:text-properties officeooo:rsid="007a0366"/>
    </style:style>
    <style:style style:name="T42" style:family="text">
      <style:text-properties officeooo:rsid="003712c8"/>
    </style:style>
    <style:style style:name="T43" style:family="text">
      <style:text-properties officeooo:rsid="0083e77a"/>
    </style:style>
    <style:style style:name="T44" style:family="text">
      <style:text-properties fo:font-size="10pt" style:font-name-asian="Times New Roman2" style:font-size-asian="10pt" style:font-name-complex="Times New Roman2" style:font-size-complex="10pt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officeooo:rsid="009a2fce" style:font-size-asian="12pt" style:font-size-complex="12pt"/>
    </style:style>
    <style:style style:name="T47" style:family="text">
      <style:text-properties style:font-name="Liberation Serif" fo:font-size="12pt" officeooo:rsid="01111815" style:font-size-asian="12pt" style:font-size-complex="12pt"/>
    </style:style>
    <style:style style:name="T48" style:family="text">
      <style:text-properties style:font-name="Liberation Serif" fo:font-size="12pt" style:text-underline-style="none" officeooo:rsid="00715f2e" style:font-size-asian="12pt" style:font-size-complex="12pt"/>
    </style:style>
    <style:style style:name="T49" style:family="text">
      <style:text-properties style:font-name="Liberation Serif" fo:font-size="12pt" style:text-underline-style="none" officeooo:rsid="0071aa0a" style:font-size-asian="12pt" style:font-size-complex="12pt"/>
    </style:style>
    <style:style style:name="T50" style:family="text">
      <style:text-properties style:font-name="Liberation Serif" fo:font-size="12pt" style:text-underline-style="none" officeooo:rsid="007ccf46" style:font-size-asian="12pt" style:font-size-complex="12pt"/>
    </style:style>
    <style:style style:name="T51" style:family="text">
      <style:text-properties style:font-name="Liberation Serif" fo:font-size="12pt" style:text-underline-style="none" officeooo:rsid="006fa99b" style:font-size-asian="12pt" style:font-size-complex="12pt"/>
    </style:style>
    <style:style style:name="T52" style:family="text">
      <style:text-properties style:font-name="Liberation Serif" fo:font-size="12pt" style:text-underline-style="none" officeooo:rsid="006fb68a" style:font-size-asian="12pt" style:font-size-complex="12pt"/>
    </style:style>
    <style:style style:name="T53" style:family="text">
      <style:text-properties style:font-name="Liberation Serif" fo:font-size="12pt" style:text-underline-style="none" officeooo:rsid="00b121da" style:font-size-asian="12pt" style:font-size-complex="12pt"/>
    </style:style>
    <style:style style:name="T54" style:family="text">
      <style:text-properties style:font-name="Liberation Serif" fo:font-size="12pt" style:text-underline-style="none" officeooo:rsid="00b732b6" style:font-size-asian="12pt" style:font-size-complex="12pt"/>
    </style:style>
    <style:style style:name="T55" style:family="text">
      <style:text-properties style:font-name="Liberation Serif" fo:font-size="12pt" style:text-underline-style="none" officeooo:rsid="00bcb916" style:font-size-asian="12pt" style:font-size-complex="12pt"/>
    </style:style>
    <style:style style:name="T56" style:family="text">
      <style:text-properties style:font-name="Liberation Serif" fo:font-size="12pt" style:text-underline-style="none" officeooo:rsid="00be62a7" style:font-size-asian="12pt" style:font-size-complex="12pt"/>
    </style:style>
    <style:style style:name="T57" style:family="text">
      <style:text-properties style:font-name="Liberation Serif" fo:font-size="12pt" style:text-underline-style="none" officeooo:rsid="00bf8d84" style:font-size-asian="12pt" style:font-size-complex="12pt"/>
    </style:style>
    <style:style style:name="T58" style:family="text">
      <style:text-properties style:font-name="Liberation Serif" fo:font-size="12pt" style:text-underline-style="none" officeooo:rsid="00e8a197" style:font-size-asian="12pt" style:font-size-complex="12pt"/>
    </style:style>
    <style:style style:name="T59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2" style:family="text">
      <style:text-properties officeooo:rsid="00a86cf4"/>
    </style:style>
    <style:style style:name="T63" style:family="text">
      <style:text-properties officeooo:rsid="00a94336"/>
    </style:style>
    <style:style style:name="T64" style:family="text">
      <style:text-properties officeooo:rsid="00aaa034"/>
    </style:style>
    <style:style style:name="T65" style:family="text">
      <style:text-properties officeooo:rsid="00b8133a"/>
    </style:style>
    <style:style style:name="T66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7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68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69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70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71" style:family="text">
      <style:text-properties officeooo:rsid="00cb2516"/>
    </style:style>
    <style:style style:name="T72" style:family="text">
      <style:text-properties officeooo:rsid="00d7b15a"/>
    </style:style>
    <style:style style:name="T73" style:family="text">
      <style:text-properties officeooo:rsid="00df6c17"/>
    </style:style>
    <style:style style:name="T74" style:family="text">
      <style:text-properties officeooo:rsid="00dca180"/>
    </style:style>
    <style:style style:name="T75" style:family="text">
      <style:text-properties officeooo:rsid="00e97040"/>
    </style:style>
    <style:style style:name="T76" style:family="text">
      <style:text-properties officeooo:rsid="00ea8760"/>
    </style:style>
    <style:style style:name="T77" style:family="text">
      <style:text-properties officeooo:rsid="00ec9686"/>
    </style:style>
    <style:style style:name="T78" style:family="text">
      <style:text-properties officeooo:rsid="00ee0952"/>
    </style:style>
    <style:style style:name="T79" style:family="text">
      <style:text-properties officeooo:rsid="00ee4c72"/>
    </style:style>
    <style:style style:name="T80" style:family="text">
      <style:text-properties officeooo:rsid="00efbf95"/>
    </style:style>
    <style:style style:name="T81" style:family="text">
      <style:text-properties officeooo:rsid="00f1a348"/>
    </style:style>
    <style:style style:name="T82" style:family="text">
      <style:text-properties officeooo:rsid="00f5a94e"/>
    </style:style>
    <style:style style:name="T83" style:family="text">
      <style:text-properties officeooo:rsid="00f60c7d"/>
    </style:style>
    <style:style style:name="T84" style:family="text">
      <style:text-properties officeooo:rsid="00f9e5b7"/>
    </style:style>
    <style:style style:name="T85" style:family="text">
      <style:text-properties officeooo:rsid="00fa3d13"/>
    </style:style>
    <style:style style:name="T86" style:family="text">
      <style:text-properties officeooo:rsid="00fbbb9f"/>
    </style:style>
    <style:style style:name="T87" style:family="text">
      <style:text-properties officeooo:rsid="0105c30e"/>
    </style:style>
    <style:style style:name="T88" style:family="text">
      <style:text-properties officeooo:rsid="010665c6"/>
    </style:style>
    <style:style style:name="T89" style:family="text">
      <style:text-properties officeooo:rsid="01083506"/>
    </style:style>
    <style:style style:name="T90" style:family="text">
      <style:text-properties officeooo:rsid="0108be62"/>
    </style:style>
    <style:style style:name="T91" style:family="text">
      <style:text-properties officeooo:rsid="010afeb7"/>
    </style:style>
    <style:style style:name="T92" style:family="text">
      <style:text-properties officeooo:rsid="010cb891"/>
    </style:style>
    <style:style style:name="T93" style:family="text">
      <style:text-properties officeooo:rsid="010ef079"/>
    </style:style>
    <style:style style:name="T94" style:family="text">
      <style:text-properties officeooo:rsid="0114f7fb"/>
    </style:style>
    <style:style style:name="T95" style:family="text">
      <style:text-properties officeooo:rsid="011614ff"/>
    </style:style>
    <style:style style:name="T96" style:family="text">
      <style:text-properties officeooo:rsid="01165a92"/>
    </style:style>
    <style:style style:name="T97" style:family="text">
      <style:text-properties officeooo:rsid="01175ec4"/>
    </style:style>
    <style:style style:name="T98" style:family="text">
      <style:text-properties officeooo:rsid="0118c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Benjamin Toll</text:p>
      <text:p text:style-name="P22"><text:a xlink:type="simple" xlink:href="mailto:benjam72@yahoo.com" text:style-name="ListLabel_20_73" text:visited-style-name="ListLabel_20_73"><text:span text:style-name="T1">benjam72@yahoo.com</text:span></text:a></text:p>
      <text:p text:style-name="P22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33"><text:a xlink:type="simple" xlink:href="https://github.com/btoll" text:style-name="Internet_20_link" text:visited-style-name="Visited_20_Internet_20_Link"><text:span text:style-name="T7">https://github.com/btoll</text:span></text:a></text:p>
      <text:p text:style-name="P56"/>
      <text:p text:style-name="P57">I am a lifelong learner who is not afraid to dig in and understand the foundational technology underpinning a tool, an operating system or a packet-switched network.</text:p>
      <text:p text:style-name="Standard"/>
      <text:p text:style-name="P70">I started in hardware and computer repair, spent more than a decade in software development and <text:span text:style-name="T93">then</text:span> <text:span text:style-name="T82">several years doing</text:span><text:span text:style-name="T71"> DevOps. <text:s/></text:span><text:span text:style-name="T93">A developer at heart, I gravitate towards roles where I can do a lot of coding.</text:span></text:p>
      <text:p text:style-name="P67"/>
      <text:p text:style-name="P68">I have years experience in both compiled (Go, C) and interpreted languages (Python, JavaScript, Ruby, <text:span text:style-name="T91">PHP</text:span>), tending to favor the former.</text:p>
      <text:p text:style-name="P68"/>
      <text:p text:style-name="P69"><text:span text:style-name="T83">Because of my experience with systems and software engineering, I have </text:span><text:span text:style-name="T84">been able to quickly learn and become productive in Clou</text:span><text:span text:style-name="T85">d </text:span><text:span text:style-name="T84">Native technologies </text:span><text:span text:style-name="T90">and cloud services</text:span><text:span text:style-name="T84"> </text:span><text:span text:style-name="T88">in</text:span><text:span text:style-name="T86"> which I may be unfamiliar</text:span><text:span text:style-name="T84">. <text:s/></text:span><text:span text:style-name="T86">Containers, container orchestration </text:span><text:span text:style-name="T89">and container security </text:span><text:span text:style-name="T86">are </text:span><text:span text:style-name="T89">the </text:span><text:span text:style-name="T86">most interesting </text:span><text:span text:style-name="T92">areas</text:span><text:span text:style-name="T86"> to me.</text:span></text:p>
      <text:p text:style-name="P67"/>
      <text:p text:style-name="P71">I've always used Linux and am passionate about continuing to deepen my understanding of it.</text:p>
      <text:p text:style-name="P71"/>
      <text:p text:style-name="Standard"><text:span text:style-name="T45">In my free time I play guitar and ride my </text:span><text:span text:style-name="T46">farm</text:span><text:span text:style-name="T45"> around my </text:span><text:span text:style-name="T46">tractor</text:span><text:span text:style-name="T45">. <text:s/></text:span><text:span text:style-name="T47">And dogs.</text:span></text:p>
      <text:p text:style-name="P66"/>
      <text:p text:style-name="P2">E<text:span text:style-name="T63">XPERIENCE</text:span></text:p>
      <text:p text:style-name="P54">Taos/IBM</text:p>
      <text:p text:style-name="P51"><text:span text:style-name="T12">Senior </text:span><text:span text:style-name="T13">Software and </text:span><text:span text:style-name="T11">DevOps </text:span><text:span text:style-name="T10">Engineer<text:tab/><text:tab/></text:span><text:span text:style-name="T9">Princeton, MA</text:span></text:p>
      <text:p text:style-name="P43"><text:span text:style-name="T30">J</text:span><text:span text:style-name="T31">une</text:span><text:span text:style-name="T30"> 20</text:span><text:span text:style-name="T31">21</text:span><text:span text:style-name="T30"> – </text:span><text:span text:style-name="T32">October 2022</text:span></text:p>
      <text:p text:style-name="P58"><text:span text:style-name="T37">Collaborated</text:span><text:span text:style-name="T33"> with several clients </text:span><text:span text:style-name="T34">including GitHub, PagerDuty, etc. </text:span><text:span text:style-name="T35">where I performed tasks relating to both software engineering and DevOps. <text:s/></text:span><text:span text:style-name="T36">If there was a need, I filled it.</text:span></text:p>
      <text:p text:style-name="P59"/>
      <text:p text:style-name="P60"><text:span text:style-name="T94">Development</text:span>:</text:p>
      <text:p text:style-name="P60">- <text:span text:style-name="T94">Mostly focused on t</text:span><text:span text:style-name="T38">ooling, </text:span><text:span text:style-name="T77">including new features, </text:span><text:span text:style-name="T80">using Go, Python and Ruby.</text:span></text:p>
      <text:p text:style-name="P60">- <text:span text:style-name="T94">Testing, both functional and unit, in both Go and Python.</text:span></text:p>
      <text:p text:style-name="P60">- <text:span text:style-name="T94">Participated in code reviews.</text:span></text:p>
      <text:p text:style-name="P60"/>
      <text:p text:style-name="P63">Operations and Security:</text:p>
      <text:p text:style-name="P61">- <text:span text:style-name="T94">Mostly focused on c</text:span>ontainer security, <text:span text:style-name="T87">including code and image vulnerability scanning.</text:span></text:p>
      <text:p text:style-name="P62"><text:span text:style-name="T94">- Enforced access controls </text:span><text:span text:style-name="T97">a</text:span><text:span text:style-name="T94">nd </text:span><text:span text:style-name="T97">other security</text:span><text:span text:style-name="T94"> best practices </text:span><text:span text:style-name="T97">in Kubernetes.</text:span></text:p>
      <text:p text:style-name="P62"><text:span text:style-name="T94">- </text:span><text:span text:style-name="T97">Enforced Dockerfile best practices,</text:span><text:span text:style-name="T94"> rootless containers, </text:span><text:span text:style-name="T97">multi-stage builds and </text:span><text:span text:style-name="T94">limiting </text:span><text:soft-page-break/><text:span text:style-name="T94">resources and capabilities.</text:span></text:p>
      <text:p text:style-name="P60">- <text:span text:style-name="T98">Regular use of </text:span><text:span text:style-name="T72">AWS cloud services such as S3, EC2, EKS</text:span><text:span text:style-name="T78">, </text:span><text:span text:style-name="T72">IAM, et al.</text:span></text:p>
      <text:p text:style-name="P60">- <text:span text:style-name="T98">Regular use of IaC tools such as </text:span><text:span text:style-name="T79">Ansible, Terraform, </text:span><text:span text:style-name="T98">Chef, et al.</text:span></text:p>
      <text:p text:style-name="P64"/>
      <text:p text:style-name="P55">Algorand</text:p>
      <text:p text:style-name="P52"><text:span text:style-name="T39">Senior </text:span><text:span text:style-name="T18">DevOps Engineer</text:span><text:tab/><text:tab/><text:span text:style-name="T17">Boston</text:span>, MA</text:p>
      <text:p text:style-name="P44"><text:span text:style-name="T28">November 2019</text:span> – <text:span text:style-name="T17">February 2021</text:span></text:p>
      <text:p text:style-name="P47">Responsible for package builds as well as maintaining in-house tools and<text:span text:style-name="T19"> Kubernetes build cluster, </text:span><text:span text:style-name="T95">including implementing best-practice security methods.</text:span></text:p>
      <text:p text:style-name="P49">- Built a fully-automated package build pipeline <text:span text:style-name="T98">using</text:span> Jenkins in a Kubernetes cluster. Include<text:span text:style-name="T96">d</text:span> creation of deb and rpm packages, testing, signing and deploying to hosted mirrors.</text:p>
      <text:p text:style-name="P47"><text:span text:style-name="T42">- Maintain</text:span><text:span text:style-name="T40">ed</text:span><text:span text:style-name="T42"> and improve</text:span><text:span text:style-name="T40">d</text:span><text:span text:style-name="T42"> in-house </text:span><text:span text:style-name="T96">IaC tool </text:span><text:span text:style-name="T42">written in Python. <text:s/>Added plugin support and other enhancements which further helped to automate and streamline build pipeline.</text:span></text:p>
      <text:p text:style-name="P47">- <text:span text:style-name="T81">Engaged in code reviews (Go, Python, Bash scripts)</text:span></text:p>
      <text:p text:style-name="P45"><text:span text:style-name="T26">- Wr</text:span><text:span text:style-name="T27">o</text:span><text:span text:style-name="T26">te tests and documentation.</text:span></text:p>
      <text:p text:style-name="P48"/>
      <text:p text:style-name="P53">Consultant</text:p>
      <text:p text:style-name="P45"><text:span text:style-name="T15">Software Engineer and DevOps</text:span><text:span text:style-name="T14"><text:tab/>Princeton, MA</text:span></text:p>
      <text:p text:style-name="P45">January 201<text:span text:style-name="T16">6</text:span> – <text:span text:style-name="T75">October 2022</text:span></text:p>
      <text:p text:style-name="P45"><text:span text:style-name="T22">Work with several clients to develop full-stack applications written in JavaScript/React, Elm and Go with infrastructure in AWS and GCP. <text:s/>In addition, </text:span><text:span text:style-name="T21">maintained Linux systems on-premise.</text:span></text:p>
      <text:p text:style-name="P46"><text:span text:style-name="T23">Improved performance with</text:span><text:span text:style-name="T20"> Redis and </text:span><text:span text:style-name="T24">M</text:span><text:span text:style-name="T20">emcached.</text:span></text:p>
      <text:p text:style-name="P50">Hardened Linux servers and tested web pages and APIs using security tools such as Burp and ZAP. </text:p>
      <text:list xml:id="list1476707794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3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Sencha Inc</text:p>
      <text:p text:style-name="P42"><text:span text:style-name="T29">Frameworks Engineer</text:span><text:tab/><text:tab/>Redwood City, CA</text:p>
      <text:p text:style-name="P39">May 2013 - December 2015</text:p>
      <text:p text:style-name="P5">Worked on the Ext framework as part of a remote team. <text:s/>My primary role was that of enhanced engineering.</text:p>
      <text:list xml:id="list1314553076" text:style-name="WWNum3">
        <text:list-header>
          <text:p text:style-name="P75"><text:span text:style-name="T30">- F</text:span><text:span text:style-name="T6">ixed bugs that </text:span><text:span text:style-name="T30">had been escalated</text:span><text:span text:style-name="T6"> by the Support team and/or by customer request.</text:span></text:p>
          <text:p text:style-name="P79">- Patches (and tests) would then be merged into core.</text:p>
          <text:p text:style-name="P75"><text:span text:style-name="T30">- As</text:span><text:span text:style-name="T6"> the last stop in the escalation chain, </text:span><text:span text:style-name="T30">w</text:span><text:span text:style-name="T6">orked on bugs that </text:span><text:span text:style-name="T30">were</text:span><text:span text:style-name="T6"> very difficult and esoteric.</text:span></text:p>
          <text:p text:style-name="P79">- Selected by manager to maintain viability of older product releases.</text:p>
          <text:p text:style-name="P79">- One of the top framework contributors in the history of the company.</text:p>
        </text:list-header>
      </text:list>
      <text:p text:style-name="P6"><text:span text:style-name="T6">In addition, </text:span><text:span text:style-name="T30">w</text:span><text:span text:style-name="T6">orked on new framework features and other projects within the company.</text:span></text:p>
      <text:list xml:id="list4269414453" text:style-name="WWNum6">
        <text:list-header>
          <text:p text:style-name="P76"><text:span text:style-name="T30">- P</text:span><text:span text:style-name="T6">rimary developer on the improved gridfilters API that shipped starting with Sencha 5.</text:span></text:p>
          <text:p text:style-name="P76"><text:span text:style-name="T30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5"><text:soft-page-break/>Volunteered personal time to assist and mentor.</text:p>
      <text:p text:style-name="P12"/>
      <text:p text:style-name="P3">Sencha Inc</text:p>
      <text:p text:style-name="P19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4">June 2011 - April 2013</text:p>
      <text:p text:style-name="P6"><text:span text:style-name="T30">H</text:span><text:span text:style-name="T6">ired when the department was first created and was the second support engineer added to the team. <text:s/>This was a</text:span><text:span text:style-name="T30">n engineering job and within the purview of the engineering department. <text:s/>All solutions were provided in code and patches to the framework were encouraged.</text:span></text:p>
      <text:list xml:id="list2164811905" text:style-name="WWNum1">
        <text:list-header>
          <text:p text:style-name="P77"><text:span text:style-name="T30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77"><text:span text:style-name="T30">- A</text:span><text:span text:style-name="T6">s a senior member of the team</text:span><text:span text:style-name="T30"> was</text:span><text:span text:style-name="T6"> one of three team members that would be assigned the difficult escalated tickets to resolve.</text:span></text:p>
          <text:p text:style-name="P80">- Promoted to the Ext frameworks team.</text:p>
        </text:list-header>
      </text:list>
      <text:p text:style-name="P36"><text:span text:style-name="T30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4"> <text:s/></text:span><text:span text:style-name="T30">These included git extensions and bash tools.</text:span></text:p>
      <text:p text:style-name="P37">Volunteered personal time to assist and mentor.</text:p>
      <text:p text:style-name="P34"/>
      <text:p text:style-name="P3">Yahoo!</text:p>
      <text:p text:style-name="P19"><text:span text:style-name="T4">Senior Javascript Engineer</text:span><text:span text:style-name="T9"><text:tab/><text:tab/><text:tab/>Sunnyvale, CA</text:span></text:p>
      <text:p text:style-name="P7">November 2009 - May 2011</text:p>
      <text:p text:style-name="P6"><text:span text:style-name="T30">W</text:span><text:span text:style-name="T6">orked on the Connected TV team. <text:s/>JavaScript running on TVs.</text:span></text:p>
      <text:list xml:id="list1769023767" text:style-name="WWNum5">
        <text:list-header>
          <text:p text:style-name="P78"><text:span text:style-name="T30">- D</text:span><text:span text:style-name="T6">eveloped new applications to run on networked TVs.</text:span></text:p>
          <text:p text:style-name="P78"><text:span text:style-name="T30">- Contributed to </text:span><text:span text:style-name="T6">the KONtx framework.</text:span></text:p>
          <text:p text:style-name="P78"><text:span text:style-name="T30">- P</text:span><text:span text:style-name="T6">rincipal maintainer of several high profile applications (eBay, NFL, Y! TV).</text:span></text:p>
          <text:p text:style-name="P81">- Very active in <text:span text:style-name="T43">user </text:span>forums <text:span text:style-name="T43">answering questions and providing solutions in code</text:span>.</text:p>
        </text:list-header>
      </text:list>
      <text:p text:style-name="P6"><text:span text:style-name="T6">Because there were no GUI devtools like that in the browser to help debug a program, became very good at thinking through problems and all iterations of them to try and anticipate bugs, which has helped </text:span><text:span text:style-name="T30">tremendously</text:span><text:span text:style-name="T6"> in every role since.</text:span></text:p>
      <text:p text:style-name="P1"/>
      <text:p text:style-name="P42">GoDaddy</text:p>
      <text:p text:style-name="P42"><text:span text:style-name="T29">Web Developer</text:span><text:tab/><text:tab/><text:tab/>Phoenix, AZ</text:p>
      <text:p text:style-name="P39">January 2009 - November 2009</text:p>
      <text:p text:style-name="P37">Worked on the ecommerce team as the sole frontend developer.</text:p>
      <text:p text:style-name="P37"/>
      <text:p text:style-name="P35">E<text:span text:style-name="T63">DUCATION</text:span></text:p>
      <text:p text:style-name="P41"><text:span text:style-name="T5">University of New Mexico</text:span><text:span text:style-name="T30">, </text:span><text:span text:style-name="T5">BA, History, 1996 - 1999</text:span></text:p>
      <text:list xml:id="list1956984780" text:style-name="WWNum8">
        <text:list-header>
          <text:p text:style-name="P82"><text:soft-page-break/>- 3.9<text:span text:style-name="T41">2</text:span> / 4.00</text:p>
          <text:p text:style-name="P74">- summa cum laude</text:p>
          <text:p text:style-name="P83">- Phi Beta Kappa</text:p>
          <text:p text:style-name="P82">- Phi Alpha Theta</text:p>
        </text:list-header>
      </text:list>
      <text:p text:style-name="P32"/>
      <text:p text:style-name="P9">LANGUAGES</text:p>
      <text:p text:style-name="P11">Speak and read Italian at a conversational level. <text:s/><text:span text:style-name="T76">See my </text:span><text:a xlink:type="simple" xlink:href="https://italy.benjamintoll.com/" text:style-name="Internet_20_link" text:visited-style-name="Visited_20_Internet_20_Link"><text:span text:style-name="T76">Italian-English dictionary website</text:span></text:a><text:span text:style-name="T76">.</text:span></text:p>
      <text:p text:style-name="P32"/>
      <text:p text:style-name="P8">C<text:span text:style-name="T63">ERTIFICATIONS</text:span></text:p>
      <text:p text:style-name="P10"><text:s/></text:p>
      <text:p text:style-name="P13">Linux Professional Institute</text:p>
      <text:p text:style-name="P14"><text:a xlink:type="simple" xlink:href="https://cs.lpi.org/caf/Xamman/certification/verify/LPI000541063/wegxxhyt2q" text:style-name="Internet_20_link" text:visited-style-name="Visited_20_Internet_20_Link"><text:span text:style-name="T73">LE-1: Linux Essentials</text:span></text:a></text:p>
      <text:p text:style-name="P20"/>
      <text:p text:style-name="P20">The Linux Foundation</text:p>
      <text:p text:style-name="P16"><text:a xlink:type="simple" xlink:href="https://www.credly.com/earner/earned/badge/ca1c4929-6a67-4c6c-b14f-2513131a3e6f" text:style-name="Internet_20_link" text:visited-style-name="Visited_20_Internet_20_Link"><text:span text:style-name="T74">Kubernetes and Cloud Native Associate</text:span></text:a></text:p>
      <text:p text:style-name="P21"/>
      <text:p text:style-name="P30">ARTICLES</text:p>
      <text:p text:style-name="P28"/>
      <text:p text:style-name="P29">Kubernetes</text:p>
      <text:p text:style-name="P26"/>
      <text:list xml:id="list3794841103" text:style-name="L1">
        <text:list-item>
          <text:p text:style-name="P85"><text:a xlink:type="simple" xlink:href="https://benjamintoll.com/2023/05/17/on-getting-started-with-kubernetes/" text:style-name="Internet_20_link" text:visited-style-name="Visited_20_Internet_20_Link"><text:span text:style-name="T60">On Getting Started With Kubernetes</text:span></text:a></text:p>
        </text:list-item>
        <text:list-item>
          <text:p text:style-name="P85"><text:a xlink:type="simple" xlink:href="https://benjamintoll.com/2021/04/07/on-kubernetes-services/" text:style-name="Internet_20_link" text:visited-style-name="Visited_20_Internet_20_Link"><text:span text:style-name="T58">On Kubernetes Services</text:span></text:a></text:p>
          <text:p text:style-name="P84"/>
        </text:list-item>
      </text:list>
      <text:p text:style-name="P24">Containers and Container Technologies</text:p>
      <text:p text:style-name="P23"/>
      <text:list xml:id="list225533107967273" text:continue-numbering="true" text:style-name="L1">
        <text:list-item>
          <text:p text:style-name="P86"><text:a xlink:type="simple" xlink:href="https://benjamintoll.com/2022/08/08/on-unsharing-namespaces-part-one/" text:style-name="Internet_20_link" text:visited-style-name="Visited_20_Internet_20_Link"><text:span text:style-name="T59">On Unsharing Namespaces, Part One</text:span></text:a></text:p>
        </text:list-item>
        <text:list-item>
          <text:p text:style-name="P86"><text:a xlink:type="simple" xlink:href="https://benjamintoll.com/2022/12/14/on-unsharing-namespaces-part-two/" text:style-name="Internet_20_link" text:visited-style-name="Visited_20_Internet_20_Link"><text:span text:style-name="T51">On Unsharing Namespaces, Part Two</text:span></text:a></text:p>
        </text:list-item>
        <text:list-item>
          <text:p text:style-name="P86"><text:a xlink:type="simple" xlink:href="https://benjamintoll.com/2022/01/18/on-runc/" text:style-name="Internet_20_link" text:visited-style-name="Visited_20_Internet_20_Link"><text:span text:style-name="T51">On runc</text:span></text:a></text:p>
        </text:list-item>
        <text:list-item>
          <text:p text:style-name="P86"><text:a xlink:type="simple" xlink:href="https://benjamintoll.com/2021/04/26/on-managing-docker-build-time-secrets/" text:style-name="Internet_20_link" text:visited-style-name="Visited_20_Internet_20_Link"><text:span text:style-name="T51">On Managing Docker Build-Time Secrets</text:span></text:a></text:p>
        </text:list-item>
        <text:list-item>
          <text:p text:style-name="P86"><text:a xlink:type="simple" xlink:href="https://benjamintoll.com/2023/06/10/on-dockerfile-best-practices/" text:style-name="Internet_20_link" text:visited-style-name="Visited_20_Internet_20_Link"><text:span text:style-name="T51">On Dockerfile Best Practices</text:span></text:a></text:p>
        </text:list-item>
        <text:list-item>
          <text:p text:style-name="P86"><text:a xlink:type="simple" xlink:href="https://benjamintoll.com/2021/03/23/on-onionizing-with-docker-compose/" text:style-name="Internet_20_link" text:visited-style-name="Visited_20_Internet_20_Link"><text:span text:style-name="T51">On Onionizing with Docker Compose</text:span></text:a></text:p>
        </text:list-item>
        <text:list-item>
          <text:p text:style-name="P86"><text:a xlink:type="simple" xlink:href="https://benjamintoll.com/2018/08/20/on-systemd-nspawn/" text:style-name="Internet_20_link" text:visited-style-name="Visited_20_Internet_20_Link"><text:span text:style-name="T52">On systemd-nspawn</text:span></text:a></text:p>
        </text:list-item>
        <text:list-item>
          <text:p text:style-name="P88"><text:a xlink:type="simple" xlink:href="https://benjamintoll.com/2022/02/04/on-running-systemd-nspawn-containers/" text:style-name="Internet_20_link" text:visited-style-name="Visited_20_Internet_20_Link"><text:span text:style-name="T52">On Running systemd-nspawn Containers</text:span></text:a></text:p>
        </text:list-item>
        <text:list-item>
          <text:p text:style-name="P89"><text:a xlink:type="simple" xlink:href="https://benjamintoll.com/2021/08/20/on-running-a-tor-onion-service-in-a-chroot/" text:style-name="Internet_20_link" text:visited-style-name="Visited_20_Internet_20_Link"><text:span text:style-name="T61">On Running a Tor Onion Service in a Chroot</text:span></text:a></text:p>
        </text:list-item>
        <text:list-item>
          <text:p text:style-name="P89"><text:a xlink:type="simple" xlink:href="https://benjamintoll.com/2019/05/18/on-escaping-a-chroot/" text:style-name="Internet_20_link" text:visited-style-name="Visited_20_Internet_20_Link"><text:span text:style-name="T61">On Escaping a Chroot</text:span></text:a></text:p>
        </text:list-item>
      </text:list>
      <text:p text:style-name="P15"/>
      <text:p text:style-name="P25">Container-<text:span text:style-name="T64">R</text:span><text:span text:style-name="T62">elated</text:span> and <text:span text:style-name="T62">Virtualization</text:span></text:p>
      <text:p text:style-name="P17"/>
      <text:list xml:id="list1654894095" text:style-name="L2">
        <text:list-item>
          <text:p text:style-name="P87"><text:soft-page-break/><text:a xlink:type="simple" xlink:href="https://benjamintoll.com/2022/07/28/on-ebpf/" text:style-name="Internet_20_link" text:visited-style-name="Visited_20_Internet_20_Link"><text:span text:style-name="T48">On eBPF</text:span></text:a></text:p>
        </text:list-item>
        <text:list-item>
          <text:p text:style-name="P87"><text:a xlink:type="simple" xlink:href="https://benjamintoll.com/2023/05/17/on-getting-started-with-kubernetes/" text:style-name="Internet_20_link" text:visited-style-name="Visited_20_Internet_20_Link"><text:span text:style-name="T49">On Getting Started with Kubernetes</text:span></text:a></text:p>
        </text:list-item>
        <text:list-item>
          <text:p text:style-name="P87"><text:a xlink:type="simple" xlink:href="https://benjamintoll.com/2021/04/07/on-kubernetes-services/" text:style-name="Internet_20_link" text:visited-style-name="Visited_20_Internet_20_Link"><text:span text:style-name="T49">On Kubernetes Services</text:span></text:a></text:p>
        </text:list-item>
        <text:list-item>
          <text:p text:style-name="P87"><text:a xlink:type="simple" xlink:href="https://benjamintoll.com/2022/08/12/on-virtual-machines/" text:style-name="Internet_20_link" text:visited-style-name="Visited_20_Internet_20_Link"><text:span text:style-name="T48">On Virtual Machines</text:span></text:a></text:p>
        </text:list-item>
        <text:list-item>
          <text:p text:style-name="P90"><text:a xlink:type="simple" xlink:href="https://benjamintoll.com/2022/12/29/on-vboxmanage/" text:style-name="Internet_20_link" text:visited-style-name="Visited_20_Internet_20_Link"><text:span text:style-name="T50">On VboxManage</text:span></text:a></text:p>
        </text:list-item>
      </text:list>
      <text:p text:style-name="P18"/>
      <text:p text:style-name="P27">Packaging <text:span text:style-name="T65">and Signing</text:span></text:p>
      <text:p text:style-name="P27"/>
      <text:list xml:id="list876994617" text:style-name="L3">
        <text:list-item>
          <text:p text:style-name="P91"><text:a xlink:type="simple" xlink:href="https://benjamintoll.com/2023/06/29/on-creating-an-apt-repository" text:style-name="Internet_20_link" text:visited-style-name="Visited_20_Internet_20_Link"><text:span text:style-name="T57">On Creating an APT Repository</text:span></text:a></text:p>
        </text:list-item>
        <text:list-item>
          <text:p text:style-name="P92"><text:a xlink:type="simple" xlink:href="https://benjamintoll.com/2023/06/21/on-creating-deb-packages/" text:style-name="Internet_20_link" text:visited-style-name="Visited_20_Internet_20_Link"><text:span text:style-name="T55">On Creating deb Packages</text:span></text:a></text:p>
        </text:list-item>
        <text:list-item>
          <text:p text:style-name="P93"><text:a xlink:type="simple" xlink:href="https://benjamintoll.com/2023/06/24/on-debsigs/" text:style-name="Internet_20_link" text:visited-style-name="Visited_20_Internet_20_Link"><text:span text:style-name="T56">On debsigs</text:span></text:a></text:p>
        </text:list-item>
        <text:list-item>
          <text:p text:style-name="P94"><text:a xlink:type="simple" xlink:href="https://benjamintoll.com/2023/06/01/on-inspecting-deb-packages/" text:style-name="Internet_20_link" text:visited-style-name="Visited_20_Internet_20_Link"><text:span text:style-name="T54">On Inspecting deb Packages</text:span></text:a></text:p>
        </text:list-item>
        <text:list-item>
          <text:p text:style-name="P91"><text:a xlink:type="simple" xlink:href="https://benjamintoll.com/2023/05/28/on-inspecting-rpm-packages/" text:style-name="Internet_20_link" text:visited-style-name="Visited_20_Internet_20_Link"><text:span text:style-name="T53">On Inspecting RPM Packages</text:span></text:a></text:p>
        </text:list-item>
        <text:list-item>
          <text:p text:style-name="P91"><text:a xlink:type="simple" xlink:href="https://benjamintoll.com/2023/06/07/on-gpg-agent-forwarding/" text:style-name="Internet_20_link" text:visited-style-name="Visited_20_Internet_20_Link"><text:span text:style-name="T53">On gpg-agent Forwarding</text:span></text:a></text:p>
        </text:list-item>
      </text:list>
      <text:p text:style-name="P40"/>
      <text:p text:style-name="P31">Hacking</text:p>
      <text:p text:style-name="P65"><text:a xlink:type="simple" xlink:href="https://benjamintoll.com/2022/08/21/on-memfd_create/" text:style-name="Internet_20_link" text:visited-style-name="Visited_20_Internet_20_Link"><text:span text:style-name="T25"/></text:a></text:p>
      <text:list xml:id="list4057677861" text:style-name="L4">
        <text:list-item>
          <text:p text:style-name="P95"><text:a xlink:type="simple" xlink:href="https://benjamintoll.com/2022/09/16/on-the-picoctf-transformation-challenge/" text:style-name="Internet_20_link" text:visited-style-name="Visited_20_Internet_20_Link"><text:span text:style-name="T67">On the picoCTF Transformation Challenge</text:span></text:a></text:p>
        </text:list-item>
        <text:list-item>
          <text:p text:style-name="P96"><text:a xlink:type="simple" xlink:href="https://benjamintoll.com/2022/08/21/on-memfd_create/" text:style-name="Internet_20_link" text:visited-style-name="Visited_20_Internet_20_Link"><text:span text:style-name="T66">On memfd_create</text:span></text:a></text:p>
        </text:list-item>
        <text:list-item>
          <text:p text:style-name="P95"><text:a xlink:type="simple" xlink:href="https://benjamintoll.com/2021/03/18/on-fork-bombs/" text:style-name="Internet_20_link" text:visited-style-name="Visited_20_Internet_20_Link"><text:span text:style-name="T68">On Fork Bombs</text:span></text:a></text:p>
        </text:list-item>
        <text:list-item>
          <text:p text:style-name="P97"><text:a xlink:type="simple" xlink:href="https://benjamintoll.com/2019/05/18/on-escaping-a-chroot/" text:style-name="Internet_20_link" text:visited-style-name="Visited_20_Internet_20_Link"><text:span text:style-name="T69">On Escaping a Chroot</text:span></text:a></text:p>
        </text:list-item>
        <text:list-item>
          <text:p text:style-name="P98"><text:a xlink:type="simple" xlink:href="https://benjamintoll.com/2019/04/09/on-stack-smashing-part-one/" text:style-name="Internet_20_link" text:visited-style-name="Visited_20_Internet_20_Link"><text:span text:style-name="T70">On Stack Smashing, Part One</text:span></text:a></text:p>
        </text:list-item>
        <text:list-item>
          <text:p text:style-name="P98"><text:a xlink:type="simple" xlink:href="https://benjamintoll.com/2019/04/10/on-stack-smashing-part-two/" text:style-name="Internet_20_link" text:visited-style-name="Visited_20_Internet_20_Link"><text:span text:style-name="T70">On Stack Smashing, Part Two</text:span></text:a></text:p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22:55:31.541654909</dc:date>
    <meta:editing-duration>P1DT12H8M37S</meta:editing-duration>
    <meta:editing-cycles>225</meta:editing-cycles>
    <meta:generator>LibreOffice/7.0.4.2$Linux_X86_64 LibreOffice_project/00$Build-2</meta:generator>
    <meta:document-statistic meta:table-count="0" meta:image-count="0" meta:object-count="0" meta:page-count="5" meta:paragraph-count="125" meta:word-count="1147" meta:character-count="6952" meta:non-whitespace-character-count="5950"/>
  </office:meta>
</office:document-meta>
</file>